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MetaElementImpl.set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getHttpEqui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MetaElementImpl.setHttpEquiv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setContent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setSche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getForu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setForua(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MetaElementImpl.WMLMeta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